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000000" fo:font-size="24pt" fo:language="sk" fo:country="SK" style:font-size-asian="24pt" style:font-size-complex="24pt"/>
    </style:style>
    <style:style style:name="P2" style:family="paragraph" style:parent-style-name="Title">
      <style:paragraph-properties fo:text-align="center" style:justify-single-word="false"/>
      <style:text-properties fo:color="#000000" fo:font-size="24pt" fo:language="sk" fo:country="SK" style:font-size-asian="24pt" style:font-size-complex="24pt"/>
    </style:style>
    <style:style style:name="P3" style:family="paragraph" style:parent-style-name="Heading_20_1">
      <style:text-properties fo:color="#000000" fo:language="sk" fo:country="SK"/>
    </style:style>
    <style:style style:name="P4" style:family="paragraph" style:parent-style-name="Heading_20_2">
      <style:text-properties fo:color="#000000"/>
    </style:style>
    <style:style style:name="P5" style:family="paragraph" style:parent-style-name="Heading_20_2">
      <style:text-properties fo:color="#000000" fo:language="sk" fo:country="SK"/>
    </style:style>
    <style:style style:name="P6" style:family="paragraph" style:parent-style-name="Heading_20_3" style:list-style-name="L2">
      <style:text-properties fo:color="#000000" fo:language="sk" fo:country="SK"/>
    </style:style>
    <style:style style:name="P7" style:family="paragraph" style:parent-style-name="Heading_20_3" style:list-style-name="L3">
      <style:text-properties fo:color="#000000" fo:language="sk" fo:country="SK" fo:background-color="transparent"/>
    </style:style>
    <style:style style:name="P8" style:family="paragraph" style:parent-style-name="Heading_20_3" style:list-style-name="L4">
      <style:text-properties fo:color="#000000" fo:language="sk" fo:country="SK" fo:background-color="transparent"/>
    </style:style>
    <style:style style:name="P9" style:family="paragraph" style:parent-style-name="Heading_20_3" style:list-style-name="L3">
      <style:text-properties fo:color="#000000" fo:language="sk" fo:country="SK"/>
    </style:style>
    <style:style style:name="P10" style:family="paragraph" style:parent-style-name="Heading_20_3" style:list-style-name="L4">
      <style:text-properties fo:color="#000000" fo:language="sk" fo:country="SK"/>
    </style:style>
    <style:style style:name="P11" style:family="paragraph" style:parent-style-name="Heading_20_3" style:list-style-name="L2">
      <style:text-properties fo:color="#000000" fo:language="sk" fo:country="SK" fo:background-color="#00cc00"/>
    </style:style>
    <style:style style:name="P12" style:family="paragraph" style:parent-style-name="Heading_20_3" style:list-style-name="L6">
      <style:text-properties fo:color="#000000"/>
    </style:style>
    <style:style style:name="P13" style:family="paragraph" style:parent-style-name="Heading_20_3" style:list-style-name="L4"/>
    <style:style style:name="P14" style:family="paragraph" style:parent-style-name="Heading_20_3" style:list-style-name="L7"/>
    <style:style style:name="P15" style:family="paragraph" style:parent-style-name="Heading_20_3" style:list-style-name="L3">
      <style:paragraph-properties fo:background-color="#ffffff">
        <style:background-image/>
      </style:paragraph-properties>
      <style:text-properties fo:color="#000000" fo:language="sk" fo:country="SK" fo:background-color="transparent"/>
    </style:style>
    <style:style style:name="P16" style:family="paragraph" style:parent-style-name="Text_20_body" style:list-style-name="L1">
      <style:text-properties fo:color="#000000" fo:language="sk" fo:country="SK"/>
    </style:style>
    <style:style style:name="P17" style:family="paragraph" style:parent-style-name="Text_20_body" style:list-style-name="L2">
      <style:text-properties fo:color="#000000" fo:language="sk" fo:country="SK"/>
    </style:style>
    <style:style style:name="P18" style:family="paragraph" style:parent-style-name="Text_20_body" style:list-style-name="L2">
      <style:text-properties fo:color="#000000" fo:language="sk" fo:country="SK" officeooo:paragraph-rsid="00044c64"/>
    </style:style>
    <style:style style:name="P19" style:family="paragraph" style:parent-style-name="Text_20_body" style:list-style-name="L2">
      <style:text-properties fo:color="#000000" fo:language="sk" fo:country="SK" officeooo:paragraph-rsid="000a1088"/>
    </style:style>
    <style:style style:name="P20" style:family="paragraph" style:parent-style-name="Text_20_body" style:list-style-name="L3">
      <style:text-properties fo:color="#000000" fo:language="sk" fo:country="SK"/>
    </style:style>
    <style:style style:name="P21" style:family="paragraph" style:parent-style-name="Text_20_body" style:list-style-name="L4">
      <style:text-properties fo:color="#000000" fo:language="sk" fo:country="SK"/>
    </style:style>
    <style:style style:name="P22" style:family="paragraph" style:parent-style-name="Text_20_body" style:list-style-name="L6">
      <style:text-properties fo:color="#000000" fo:language="sk" fo:country="SK"/>
    </style:style>
    <style:style style:name="P23" style:family="paragraph" style:parent-style-name="Text_20_body" style:list-style-name="L7">
      <style:text-properties fo:color="#000000" fo:language="sk" fo:country="SK"/>
    </style:style>
    <style:style style:name="P24" style:family="paragraph" style:parent-style-name="Text_20_body" style:list-style-name="L2">
      <style:text-properties fo:color="#000000" fo:language="sk" fo:country="SK" officeooo:rsid="0008751c" officeooo:paragraph-rsid="0008751c"/>
    </style:style>
    <style:style style:name="P25" style:family="paragraph" style:parent-style-name="Text_20_body" style:list-style-name="L5">
      <style:text-properties fo:color="#000000"/>
    </style:style>
    <style:style style:name="P26" style:family="paragraph" style:parent-style-name="Text_20_body" style:list-style-name="L6">
      <style:text-properties fo:color="#000000"/>
    </style:style>
    <style:style style:name="P27" style:family="paragraph" style:parent-style-name="Text_20_body" style:list-style-name="L4"/>
    <style:style style:name="P28" style:family="paragraph" style:parent-style-name="Text_20_body" style:list-style-name="L7"/>
    <style:style style:name="T1" style:family="text">
      <style:text-properties officeooo:rsid="00044c64"/>
    </style:style>
    <style:style style:name="T2" style:family="text">
      <style:text-properties officeooo:rsid="0005b5af"/>
    </style:style>
    <style:style style:name="T3" style:family="text">
      <style:text-properties officeooo:rsid="0007fac5"/>
    </style:style>
    <style:style style:name="T4" style:family="text">
      <style:text-properties officeooo:rsid="000a10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ávrh</text:p>
      <text:p text:style-name="P1"/>
      <text:h text:style-name="P3" text:outline-level="1">Návrh protokolu</text:h>
      <text:list xml:id="list3026296955816054893" text:style-name="L1">
        <text:list-item>
          <text:p text:style-name="P16">Všetky polia, ktoré sú posielané na server, sú posielané ako JSON objekty, rovnako tak odpovede zo serveru sú JSON objekty</text:p>
        </text:list-item>
        <text:list-item>
          <text:p text:style-name="P16">všetky odpovede, ktoré neobsahujú dáta, ako napríklad zoznam administrátorov a podobne, obsahujú kód(code) a môžu voliteľne obsahovať správu/správy(errorMessage/errorMessages)</text:p>
        </text:list-item>
        <text:list-item>
          <text:p text:style-name="P16">Najčastejšie odpovede</text:p>
          <text:list>
            <text:list-item>
              <text:p text:style-name="P16">Požiadavka bola vykonaná a nenastali žiadne problémy – ďalej ako „OK“</text:p>
              <text:list>
                <text:list-item>
                  <text:p text:style-name="P16">odpoveď sa posiela v prípade, že požiadavka bola úspešne vykonaná</text:p>
                </text:list-item>
                <text:list-item>
                  <text:p text:style-name="P16">kód 0</text:p>
                </text:list-item>
              </text:list>
            </text:list-item>
            <text:list-item>
              <text:p text:style-name="P16">Chýbajúci povinný parameter/parametre, alebo chybný tvar parametru/parametrov – ďalej ako „Parameter error“</text:p>
              <text:list>
                <text:list-item>
                  <text:p text:style-name="P16">odpoveď sa posiela v prípade ak v požiadavke chýba povinný parameter, napríklad používateľské meno pri registrácií</text:p>
                </text:list-item>
                <text:list-item>
                  <text:p text:style-name="P16">kód 1</text:p>
                </text:list-item>
              </text:list>
            </text:list-item>
            <text:list-item>
              <text:p text:style-name="P16">Duplicita parametrov – ďalej ako „Duplicity“</text:p>
              <text:list>
                <text:list-item>
                  <text:p text:style-name="P16">odpoveď sa posiela v prípade, že parameter, ktorý musí byť jedinečný, sa v databáze už nachádza. Napríklad keď by sme sa snažili vytvoriť používateľa s užívateľským menom, ktoré sa už v databáze nachádza.</text:p>
                </text:list-item>
                <text:list-item>
                  <text:p text:style-name="P16">kód 2</text:p>
                </text:list-item>
              </text:list>
            </text:list-item>
            <text:list-item>
              <text:p text:style-name="P16">Užívateľ nemá právo vykonať požadovanú operáciu – ďalej ako „Denied“</text:p>
              <text:list>
                <text:list-item>
                  <text:p text:style-name="P16">odpoveď sa posiela v prípade, že užívateľ požaduje vykonať operáciu, na ktorú nie je oprávnený, napríklad pridanie dát do kanála ku ktorému nemá potrebné práva</text:p>
                </text:list-item>
                <text:list-item>
                  <text:p text:style-name="P16">táto odpoveď sa posiela vždy, ak sa snaží neprihlásený používateľ vykonať akciu inú ako prihlásenie, odhlásenie alebo registráciu</text:p>
                </text:list-item>
                <text:list-item>
                  <text:p text:style-name="P16">kód 3</text:p>
                </text:list-item>
              </text:list>
            </text:list-item>
            <text:list-item>
              <text:p text:style-name="P16">Chýbajúci záznam v databáze – ďalej ako „Missing entry“</text:p>
              <text:list>
                <text:list-item>
                  <text:p text:style-name="P16">odpoveď sa posiela v prípade, že užívateľ sa snaží pristúpiť k neexistujúcemu objektu v databáze, napríklad keď by sa pokúšal zapísať do kanálu, ktorý neexistuje</text:p>
                </text:list-item>
                <text:list-item>
                  <text:p text:style-name="P16">kód 4</text:p>
                </text:list-item>
              </text:list>
            </text:list-item>
          </text:list>
        </text:list-item>
      </text:list>
      <text:h text:style-name="P5" text:outline-level="2"><text:soft-page-break/>Manažment užívateľov</text:h>
      <text:list xml:id="list6910070462449451320" text:style-name="L2">
        <text:list-item>
          <text:list>
            <text:list-item>
              <text:list>
                <text:list-item>
                  <text:h text:style-name="P11" text:outline-level="3">Vytvorenie užívateľa</text:h>
                  <text:list>
                    <text:list-item>
                      <text:p text:style-name="P17">link: …/users/new</text:p>
                    </text:list-item>
                    <text:list-item>
                      <text:p text:style-name="P17">POST</text:p>
                    </text:list-item>
                    <text:list-item>
                      <text:p text:style-name="P17">podmienky vykonania akcie</text:p>
                      <text:list>
                        <text:list-item>
                          <text:p text:style-name="P17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17">povinné polia</text:p>
                      <text:list>
                        <text:list-item>
                          <text:p text:style-name="P17">používateľské meno - unikátne</text:p>
                        </text:list-item>
                        <text:list-item>
                          <text:p text:style-name="P17">heslo</text:p>
                        </text:list-item>
                        <text:list-item>
                          <text:p text:style-name="P17">e-mail - unikátny</text:p>
                        </text:list-item>
                      </text:list>
                    </text:list-item>
                    <text:list-item>
                      <text:p text:style-name="P17">nepovinné polia</text:p>
                      <text:list>
                        <text:list-item>
                          <text:p text:style-name="P17">meno</text:p>
                        </text:list-item>
                        <text:list-item>
                          <text:p text:style-name="P17">poznámka</text:p>
                        </text:list-item>
                        <text:list-item>
                          <text:p text:style-name="P17">verejnosť e-mailu – ak nie je uvedené inak, e-mail je súkromný, teda nie je zobrazovaný v detailoch užívateľa</text:p>
                        </text:list-item>
                      </text:list>
                    </text:list-item>
                    <text:list-item>
                      <text:p text:style-name="P17">odpovede</text:p>
                      <text:list>
                        <text:list-item>
                          <text:p text:style-name="P17">OK</text:p>
                        </text:list-item>
                        <text:list-item>
                          <text:p text:style-name="P17">Duplicity – v prípade existencie e-mailu respektíve používateľského mena</text:p>
                        </text:list-item>
                        <text:list-item>
                          <text:p text:style-name="P17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1" text:outline-level="3">Prihlásenie používateľa</text:h>
                  <text:list>
                    <text:list-item>
                      <text:p text:style-name="P17">link: …/login</text:p>
                    </text:list-item>
                    <text:list-item>
                      <text:p text:style-name="P17">POST</text:p>
                    </text:list-item>
                    <text:list-item>
                      <text:p text:style-name="P17">podmienky vykonania akcie</text:p>
                      <text:list>
                        <text:list-item>
                          <text:p text:style-name="P17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17">povinné polia</text:p>
                      <text:list>
                        <text:list-item>
                          <text:p text:style-name="P17">používateľské meno</text:p>
                        </text:list-item>
                        <text:list-item>
                          <text:p text:style-name="P17">heslo</text:p>
                        </text:list-item>
                      </text:list>
                    </text:list-item>
                    <text:list-item>
                      <text:p text:style-name="P17">požiadavka neobsahuje nepovinné polia</text:p>
                    </text:list-item>
                    <text:list-item>
                      <text:p text:style-name="P17">odpovede</text:p>
                      <text:list>
                        <text:list-item>
                          <text:p text:style-name="P17">OK</text:p>
                        </text:list-item>
                        <text:list-item>
                          <text:p text:style-name="P17">Denied - ak je zadané zlé meno alebo heslo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1" text:outline-level="3"><text:soft-page-break/>Odhlásenie používateľa</text:h>
                  <text:list>
                    <text:list-item>
                      <text:p text:style-name="P17">link …/logout</text:p>
                    </text:list-item>
                    <text:list-item>
                      <text:p text:style-name="P17">POST</text:p>
                    </text:list-item>
                    <text:list-item>
                      <text:p text:style-name="P17">podmienky vykonania akcie</text:p>
                      <text:list>
                        <text:list-item>
                          <text:p text:style-name="P17">požiadavku môže zadať ktokoľvek, <text:span text:style-name="T1">kto je prihlásený do systému</text:span></text:p>
                        </text:list-item>
                      </text:list>
                    </text:list-item>
                    <text:list-item>
                      <text:p text:style-name="P17">požiadavka neobsahuje povinné ani nepovinné polia</text:p>
                    </text:list-item>
                    <text:list-item>
                      <text:p text:style-name="P17">odpovede</text:p>
                      <text:list>
                        <text:list-item>
                          <text:p text:style-name="P18">O<text:span text:style-name="T1">K</text:span></text:p>
                        </text:list-item>
                        <text:list-item>
                          <text:p text:style-name="P18"><text:span text:style-name="T1">Denied – ak užívateľ nie je prihlásený</text:span>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1" text:outline-level="3">Zmena hesla</text:h>
                  <text:list>
                    <text:list-item>
                      <text:p text:style-name="P17">link …/change_pass<text:span text:style-name="T2">word</text:span></text:p>
                    </text:list-item>
                    <text:list-item>
                      <text:p text:style-name="P17">POST</text:p>
                    </text:list-item>
                    <text:list-item>
                      <text:p text:style-name="P17">podmienky vykonania akcie</text:p>
                      <text:list>
                        <text:list-item>
                          <text:p text:style-name="P17">požiadavku môže zadať len prihlásený užívateľ</text:p>
                        </text:list-item>
                      </text:list>
                    </text:list-item>
                    <text:list-item>
                      <text:p text:style-name="P17">povinné polia</text:p>
                      <text:list>
                        <text:list-item>
                          <text:p text:style-name="P17">pôvodné heslo</text:p>
                        </text:list-item>
                        <text:list-item>
                          <text:p text:style-name="P17">nové heslo</text:p>
                        </text:list-item>
                      </text:list>
                    </text:list-item>
                    <text:list-item>
                      <text:p text:style-name="P17">požiadavka neobsahuje nepovinné polia</text:p>
                    </text:list-item>
                    <text:list-item>
                      <text:p text:style-name="P17">odpovede</text:p>
                      <text:list>
                        <text:list-item>
                          <text:p text:style-name="P17">OK</text:p>
                        </text:list-item>
                        <text:list-item>
                          <text:p text:style-name="P17">Denied – ak sa zadané pôvodné heslo nezhoduje s uloženým v databáz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1" text:outline-level="3">Zmena mena, poznámky, verejnosti e-mailu</text:h>
                  <text:list>
                    <text:list-item>
                      <text:p text:style-name="P17">link …/users/edit</text:p>
                    </text:list-item>
                    <text:list-item>
                      <text:p text:style-name="P17">POST</text:p>
                    </text:list-item>
                    <text:list-item>
                      <text:p text:style-name="P17">podmienky vykonania akcie</text:p>
                      <text:list>
                        <text:list-item>
                          <text:p text:style-name="P17">požiadavku môže zadať len prihlásený užívateľ</text:p>
                        </text:list-item>
                      </text:list>
                    </text:list-item>
                    <text:list-item>
                      <text:p text:style-name="P17">požiadavka neobsahuje povinné polia</text:p>
                    </text:list-item>
                    <text:list-item>
                      <text:p text:style-name="P17">nepovinné polia</text:p>
                      <text:list>
                        <text:list-item>
                          <text:p text:style-name="P17">meno</text:p>
                        </text:list-item>
                        <text:list-item>
                          <text:p text:style-name="P17">poznámka</text:p>
                        </text:list-item>
                        <text:list-item>
                          <text:p text:style-name="P17">verejnosť e-mailu</text:p>
                        </text:list-item>
                      </text:list>
                    </text:list-item>
                    <text:list-item>
                      <text:p text:style-name="P17">odpovede</text:p>
                      <text:list>
                        <text:list-item>
                          <text:p text:style-name="P17"><text:soft-page-break/>OK</text:p>
                        </text:list-item>
                        <text:list-item>
                          <text:p text:style-name="P17"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6" text:outline-level="3">Zobrazenie detailov užívateľa</text:h>
                  <text:list>
                    <text:list-item>
                      <text:p text:style-name="P17">link …/users/:id/<text:span text:style-name="T3">show</text:span></text:p>
                    </text:list-item>
                    <text:list-item>
                      <text:p text:style-name="P17">GET</text:p>
                    </text:list-item>
                    <text:list-item>
                      <text:p text:style-name="P17">podmienky vykonania akcie</text:p>
                      <text:list>
                        <text:list-item>
                          <text:p text:style-name="P17">požiadavku môže zadať len prihlásený užívateľ</text:p>
                        </text:list-item>
                      </text:list>
                    </text:list-item>
                    <text:list-item>
                      <text:p text:style-name="P17">požiadavka neobsahuje povinné ani nepovinné polia</text:p>
                    </text:list-item>
                    <text:list-item>
                      <text:p text:style-name="P17">odpovede</text:p>
                      <text:list>
                        <text:list-item>
                          <text:p text:style-name="P17">údaje užívateľa</text:p>
                        </text:list-item>
                        <text:list-item>
                          <text:p text:style-name="P17">Denied</text:p>
                        </text:list-item>
                        <text:list-item>
                          <text:p text:style-name="P17">Missing entry – ak užívateľ s daným ID neexistuj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6" text:outline-level="3">Vyhľadanie užívateľa</text:h>
                  <text:list>
                    <text:list-item>
                      <text:p text:style-name="P17">link …/users/find</text:p>
                    </text:list-item>
                    <text:list-item>
                      <text:p text:style-name="P24">GET</text:p>
                    </text:list-item>
                    <text:list-item>
                      <text:p text:style-name="P17">podmienky vykonania akcie</text:p>
                      <text:list>
                        <text:list-item>
                          <text:p text:style-name="P17">požiadavku môže zadať len prihlásený užívateľ</text:p>
                        </text:list-item>
                      </text:list>
                    </text:list-item>
                    <text:list-item>
                      <text:p text:style-name="P17">povinné polia</text:p>
                      <text:list>
                        <text:list-item>
                          <text:p text:style-name="P17">aspoň jedno z nasledujúcich – používateľské meno, meno, poznámka</text:p>
                        </text:list-item>
                      </text:list>
                    </text:list-item>
                    <text:list-item>
                      <text:p text:style-name="P17">nepovinné polia</text:p>
                      <text:list>
                        <text:list-item>
                          <text:p text:style-name="P17">všetky nasledujúce spomedzi používateľského mena, mena a poznámky</text:p>
                        </text:list-item>
                      </text:list>
                    </text:list-item>
                    <text:list-item>
                      <text:p text:style-name="P17">odpovede</text:p>
                      <text:list>
                        <text:list-item>
                          <text:p text:style-name="P17">pole užívateľov, ktorí vyhovujú daným parametrom</text:p>
                        </text:list-item>
                        <text:list-item>
                          <text:p text:style-name="P17">Denied</text:p>
                        </text:list-item>
                        <text:list-item>
                          <text:p text:style-name="P19">Parameter error</text:p>
                        </text:list-item>
                      </text:list>
                    </text:list-item>
                    <text:list-item>
                      <text:p text:style-name="P19"><text:span text:style-name="T4">poznámka – pri používateľskom mene a mene sa kotroluje čiastočá zhoda, pri e-maili úplná zhoda. Zároveň musí byť e-mail verejný ak chce užívateľ podľa neho vyhľadávať</text:span><text:line-break/></text:p>
                    </text:list-item>
                  </text:list>
                </text:list-item>
                <text:list-item>
                  <text:h text:style-name="P6" text:outline-level="3">Zmazanie užívateľa</text:h>
                  <text:list>
                    <text:list-item>
                      <text:p text:style-name="P17">link …/users/destroy</text:p>
                    </text:list-item>
                    <text:list-item>
                      <text:p text:style-name="P17">POST</text:p>
                    </text:list-item>
                    <text:list-item>
                      <text:p text:style-name="P17"><text:soft-page-break/>podmienky vykonania akcie</text:p>
                      <text:list>
                        <text:list-item>
                          <text:p text:style-name="P17">požiadavku môže zadať len prihlásený užívateľ</text:p>
                        </text:list-item>
                      </text:list>
                    </text:list-item>
                    <text:list-item>
                      <text:p text:style-name="P17">požiadavka nemá povinné ani nepovinné polia</text:p>
                    </text:list-item>
                    <text:list-item>
                      <text:p text:style-name="P17">odpovede</text:p>
                      <text:list>
                        <text:list-item>
                          <text:p text:style-name="P17">OK</text:p>
                        </text:list-item>
                        <text:list-item>
                          <text:p text:style-name="P17">Denie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5" text:outline-level="2">Manažment zariadení</text:h>
      <text:list xml:id="list3556395537235905890" text:style-name="L3">
        <text:list-item>
          <text:list>
            <text:list-item>
              <text:list>
                <text:list-item>
                  <text:h text:style-name="P7" text:outline-level="3">Vytvorenie zariadenia</text:h>
                  <text:list>
                    <text:list-item>
                      <text:p text:style-name="P20">link …/devices/new</text:p>
                    </text:list-item>
                    <text:list-item>
                      <text:p text:style-name="P20">POST</text:p>
                    </text:list-item>
                    <text:list-item>
                      <text:p text:style-name="P20">podmienky vykonania akcie</text:p>
                      <text:list>
                        <text:list-item>
                          <text:p text:style-name="P20">požiadavku môže zadať len prihlásený užívateľ</text:p>
                        </text:list-item>
                      </text:list>
                    </text:list-item>
                    <text:list-item>
                      <text:p text:style-name="P20">povinné polia</text:p>
                      <text:list>
                        <text:list-item>
                          <text:p text:style-name="P20">identifikátor zariadenia – jedinečný v rámci všetkých zariadení</text:p>
                        </text:list-item>
                      </text:list>
                    </text:list-item>
                    <text:list-item>
                      <text:p text:style-name="P20">nepovinné polia</text:p>
                      <text:list>
                        <text:list-item>
                          <text:p text:style-name="P20">názov zariadenia – jedinečné v rámci zariadení jedného užívateľa, ak nie je uvedené, vygeneruje sa náhodný reťazec</text:p>
                        </text:list-item>
                        <text:list-item>
                          <text:p text:style-name="P20">poznámka</text:p>
                        </text:list-item>
                        <text:list-item>
                          <text:p text:style-name="P20">verejnosť zariadenia – ak nie je uvedené inak, zariadenie je verejné</text:p>
                        </text:list-item>
                      </text:list>
                    </text:list-item>
                    <text:list-item>
                      <text:p text:style-name="P20">odpovede</text:p>
                      <text:list>
                        <text:list-item>
                          <text:p text:style-name="P20">Vygenerované heslo pre zariadenie</text:p>
                        </text:list-item>
                        <text:list-item>
                          <text:p text:style-name="P20">Duplicity – ak už užívateľ má zariadenie s daným názvom registrované</text:p>
                        </text:list-item>
                        <text:list-item>
                          <text:p text:style-name="P20">Denied</text:p>
                        </text:list-item>
                        <text:list-item>
                          <text:p text:style-name="P20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5" text:outline-level="3">Prihlásenie zariadenia</text:h>
                  <text:list>
                    <text:list-item>
                      <text:p text:style-name="P20">link …/devices/login</text:p>
                    </text:list-item>
                    <text:list-item>
                      <text:p text:style-name="P20">POST</text:p>
                    </text:list-item>
                    <text:list-item>
                      <text:p text:style-name="P20">podmienky vykonania akcie</text:p>
                      <text:list>
                        <text:list-item>
                          <text:p text:style-name="P20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20">povinné parametre</text:p>
                      <text:list>
                        <text:list-item>
                          <text:p text:style-name="P20">identifikátor zariadenia</text:p>
                        </text:list-item>
                        <text:list-item>
                          <text:p text:style-name="P20">heslo zariadenia</text:p>
                        </text:list-item>
                      </text:list>
                    </text:list-item>
                    <text:list-item>
                      <text:p text:style-name="P20"><text:soft-page-break/>požiadavka neobsahuje nepovinné parametre</text:p>
                    </text:list-item>
                    <text:list-item>
                      <text:p text:style-name="P20">odpovede</text:p>
                      <text:list>
                        <text:list-item>
                          <text:p text:style-name="P20">OK</text:p>
                        </text:list-item>
                        <text:list-item>
                          <text:p text:style-name="P20">Denied – ak sa zariadenie s daným identifikátorom nenachádza v databáze</text:p>
                        </text:list-item>
                        <text:list-item>
                          <text:p text:style-name="P20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9" text:outline-level="3">Odhlásenie zariadenia</text:h>
                  <text:list>
                    <text:list-item>
                      <text:p text:style-name="P20">link …/devices/logout</text:p>
                    </text:list-item>
                    <text:list-item>
                      <text:p text:style-name="P20">POST</text:p>
                    </text:list-item>
                    <text:list-item>
                      <text:p text:style-name="P20">podmienky vykonania akcie</text:p>
                      <text:list>
                        <text:list-item>
                          <text:p text:style-name="P20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20">požiadavka neobsahuje povinné ani nepovinné parametre</text:p>
                    </text:list-item>
                    <text:list-item>
                      <text:p text:style-name="P20">odpovede</text:p>
                      <text:list>
                        <text:list-item>
                          <text:p text:style-name="P20">OK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9" text:outline-level="3">Zmena názvu zariadenia</text:h>
                  <text:list>
                    <text:list-item>
                      <text:p text:style-name="P20">link …/devices/:id/edit</text:p>
                    </text:list-item>
                    <text:list-item>
                      <text:p text:style-name="P20">POST</text:p>
                    </text:list-item>
                    <text:list-item>
                      <text:p text:style-name="P20">podmienky vykonania akcie</text:p>
                      <text:list>
                        <text:list-item>
                          <text:p text:style-name="P20">požiadavku môže zadať len prihlásený užívateľ, ktorý je zároveň i vlastníkom zariadenia</text:p>
                        </text:list-item>
                      </text:list>
                    </text:list-item>
                    <text:list-item>
                      <text:p text:style-name="P20">požiadavka neobsahuje povinné parametre</text:p>
                    </text:list-item>
                    <text:list-item>
                      <text:p text:style-name="P20">nepovinné parametre</text:p>
                      <text:list>
                        <text:list-item>
                          <text:p text:style-name="P20">názov zariadenia</text:p>
                        </text:list-item>
                        <text:list-item>
                          <text:p text:style-name="P20">poznámka</text:p>
                        </text:list-item>
                        <text:list-item>
                          <text:p text:style-name="P20">verejnosť zariadenia</text:p>
                        </text:list-item>
                      </text:list>
                    </text:list-item>
                    <text:list-item>
                      <text:p text:style-name="P20">odpovede</text:p>
                      <text:list>
                        <text:list-item>
                          <text:p text:style-name="P20">OK</text:p>
                        </text:list-item>
                        <text:list-item>
                          <text:p text:style-name="P20">Denied</text:p>
                        </text:list-item>
                        <text:list-item>
                          <text:p text:style-name="P20">Duplicity – ak užívateľ už zariadenie s daným názvom má registrované</text:p>
                        </text:list-item>
                        <text:list-item>
                          <text:p text:style-name="P20">Missing entry – ak sa zariadenie s daným ID v databáze nenachádz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9" text:outline-level="3">Zmazanie zariadenia</text:h>
                  <text:list>
                    <text:list-item>
                      <text:p text:style-name="P20">link …/devices/:id/destroy</text:p>
                    </text:list-item>
                    <text:list-item>
                      <text:p text:style-name="P20"><text:soft-page-break/>POST</text:p>
                    </text:list-item>
                    <text:list-item>
                      <text:p text:style-name="P20">podmienky vykonania akcie</text:p>
                      <text:list>
                        <text:list-item>
                          <text:p text:style-name="P20">požiadavku môže zadať len prihlásený užívateľ, ktorý je zároveň i vlastníkom zariadenia</text:p>
                        </text:list-item>
                      </text:list>
                    </text:list-item>
                    <text:list-item>
                      <text:p text:style-name="P20">požiadavka neobsahuje povinné ani nepovinné parametre</text:p>
                    </text:list-item>
                    <text:list-item>
                      <text:p text:style-name="P20">odpovede</text:p>
                      <text:list>
                        <text:list-item>
                          <text:p text:style-name="P20">OK</text:p>
                        </text:list-item>
                        <text:list-item>
                          <text:p text:style-name="P20">Denied</text:p>
                        </text:list-item>
                        <text:list-item>
                          <text:p text:style-name="P20">Missing entry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9" text:outline-level="3">Zobrazenie zariadení používateľa</text:h>
                  <text:list>
                    <text:list-item>
                      <text:p text:style-name="P20">link …/users/:id/devices</text:p>
                    </text:list-item>
                    <text:list-item>
                      <text:p text:style-name="P20">GET</text:p>
                    </text:list-item>
                    <text:list-item>
                      <text:p text:style-name="P20">podmienky vykonania akcie</text:p>
                      <text:list>
                        <text:list-item>
                          <text:p text:style-name="P20">požiadavku môže zadať len prihlásený užívateľ, ktorý je zároveň i vlastníkom zariadenia</text:p>
                        </text:list-item>
                      </text:list>
                    </text:list-item>
                    <text:list-item>
                      <text:p text:style-name="P20">požiadavka neobsahuje povinné ani nepovinné parametre</text:p>
                    </text:list-item>
                    <text:list-item>
                      <text:p text:style-name="P20">odpovede</text:p>
                      <text:list>
                        <text:list-item>
                          <text:p text:style-name="P20">pole verejných zariadení užívateľa</text:p>
                        </text:list-item>
                        <text:list-item>
                          <text:p text:style-name="P20">Denied</text:p>
                        </text:list-item>
                        <text:list-item>
                          <text:p text:style-name="P20">Missing entry – ak v databáze neexistuje užívateľ s daným I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5" text:outline-level="2">Manažment kanálov</text:h>
      <text:list xml:id="list6577929866038187212" text:style-name="L4">
        <text:list-item>
          <text:list>
            <text:list-item>
              <text:list>
                <text:list-item>
                  <text:h text:style-name="P8" text:outline-level="3">Vytvorenie kanálu</text:h>
                  <text:list>
                    <text:list-item>
                      <text:p text:style-name="P21">link …/feeds/new</text:p>
                    </text:list-item>
                    <text:list-item>
                      <text:p text:style-name="P21">POS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</text:p>
                        </text:list-item>
                      </text:list>
                    </text:list-item>
                    <text:list-item>
                      <text:p text:style-name="P21">povinné parametre</text:p>
                      <text:list>
                        <text:list-item>
                          <text:p text:style-name="P21">názov</text:p>
                        </text:list-item>
                      </text:list>
                    </text:list-item>
                    <text:list-item>
                      <text:p text:style-name="P21">nepovinné parametre</text:p>
                      <text:list>
                        <text:list-item>
                          <text:p text:style-name="P21">poznámka</text:p>
                        </text:list-item>
                        <text:list-item>
                          <text:p text:style-name="P21">verejnosť – ak nie je uvedené inak, kanál je verejný</text:p>
                        </text:list-item>
                      </text:list>
                    </text:list-item>
                    <text:list-item>
                      <text:p text:style-name="P21">odpovede</text:p>
                      <text:list>
                        <text:list-item>
                          <text:p text:style-name="P21"><text:soft-page-break/>ID kanálu</text:p>
                        </text:list-item>
                        <text:list-item>
                          <text:p text:style-name="P21">Parameter error</text:p>
                        </text:list-item>
                        <text:list-item>
                          <text:p text:style-name="P21"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0" text:outline-level="3">Zmazanie kanálu</text:h>
                  <text:list>
                    <text:list-item>
                      <text:p text:style-name="P21">link …/feeds/:id/destroy</text:p>
                    </text:list-item>
                    <text:list-item>
                      <text:p text:style-name="P21">POS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21">požiadavka nemá povinné ani nepovinné parametre</text:p>
                    </text:list-item>
                    <text:list-item>
                      <text:p text:style-name="P21">odpovede</text:p>
                      <text:list>
                        <text:list-item>
                          <text:p text:style-name="P21">OK</text:p>
                        </text:list-item>
                        <text:list-item>
                          <text:p text:style-name="P21">Missing entry – ak v databáze neexistuje kanál s daným ID</text:p>
                        </text:list-item>
                        <text:list-item>
                          <text:p text:style-name="P21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0" text:outline-level="3">Pridanie administrátora</text:h>
                  <text:list>
                    <text:list-item>
                      <text:p text:style-name="P21">link …/feeds/:id/admins/add</text:p>
                    </text:list-item>
                    <text:list-item>
                      <text:p text:style-name="P21">POS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21">povinné parametre</text:p>
                      <text:list>
                        <text:list-item>
                          <text:p text:style-name="P21">ID nového administrátora</text:p>
                        </text:list-item>
                      </text:list>
                    </text:list-item>
                    <text:list-item>
                      <text:p text:style-name="P21">požiadavka nemá nepovinné parametre</text:p>
                    </text:list-item>
                    <text:list-item>
                      <text:p text:style-name="P21">odpovede</text:p>
                      <text:list>
                        <text:list-item>
                          <text:p text:style-name="P21">OK</text:p>
                        </text:list-item>
                        <text:list-item>
                          <text:p text:style-name="P21">Missing entry – ak sa v databáze nenachádza kanál s daným ID</text:p>
                        </text:list-item>
                        <text:list-item>
                          <text:p text:style-name="P21">Parameter error – ak sa v databáze nenachádza užívateľ s daným ID</text:p>
                        </text:list-item>
                        <text:list-item>
                          <text:p text:style-name="P21">Duplicity – ak už užívateľ je administrátorom</text:p>
                        </text:list-item>
                        <text:list-item>
                          <text:p text:style-name="P21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0" text:outline-level="3">Odobranie administrátora</text:h>
                  <text:list>
                    <text:list-item>
                      <text:p text:style-name="P21">link …/feeds/:id/admins/remove</text:p>
                    </text:list-item>
                    <text:list-item>
                      <text:p text:style-name="P21"><text:soft-page-break/>POS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21">povinné parametere </text:p>
                      <text:list>
                        <text:list-item>
                          <text:p text:style-name="P21">ID administrátora, ktorý má byť odstránený</text:p>
                        </text:list-item>
                      </text:list>
                    </text:list-item>
                    <text:list-item>
                      <text:p text:style-name="P21">požiadavka nemá nepovinné parametre</text:p>
                    </text:list-item>
                    <text:list-item>
                      <text:p text:style-name="P21">odpovede</text:p>
                      <text:list>
                        <text:list-item>
                          <text:p text:style-name="P21">OK</text:p>
                        </text:list-item>
                        <text:list-item>
                          <text:p text:style-name="P21">Missing entry – ak sa v databáze nenachádza kanál s daným ID, alebo užívateľ s daným ID existuje, ale nie je administrátorom kanálu</text:p>
                        </text:list-item>
                        <text:list-item>
                          <text:p text:style-name="P21">Parameter error – ak sa v databáze nenachádza užívateľ s daným ID</text:p>
                        </text:list-item>
                        <text:list-item>
                          <text:p text:style-name="P21">Denied – ak užívateľ, ktorý zadáva požiadavku nie je administrátorom kanálu alebo existuje len jedný administrát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0" text:outline-level="3">Zobrazenie administrátorov kanálu</text:h>
                  <text:list>
                    <text:list-item>
                      <text:p text:style-name="P21">link …/feeds/:id/admins/</text:p>
                    </text:list-item>
                    <text:list-item>
                      <text:p text:style-name="P21">GE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21">požiadavka nemá povinné ani nepovinné parametre</text:p>
                    </text:list-item>
                    <text:list-item>
                      <text:p text:style-name="P21">odpovede</text:p>
                      <text:list>
                        <text:list-item>
                          <text:p text:style-name="P21">pole užívateľov, ktorí sú administrátormi kanálu</text:p>
                        </text:list-item>
                        <text:list-item>
                          <text:p text:style-name="P21">Missing entry</text:p>
                        </text:list-item>
                        <text:list-item>
                          <text:p text:style-name="P21">Denied – ak je kanál súkromný a užívateľ v ňom nemá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0" text:outline-level="3">Pridanie používateľa s právom pridávať do kanálu</text:h>
                  <text:list>
                    <text:list-item>
                      <text:p text:style-name="P21">link …/feeds/:id/users/write/add</text:p>
                    </text:list-item>
                    <text:list-item>
                      <text:p text:style-name="P21">POS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21">povinné parametre</text:p>
                      <text:list>
                        <text:list-item>
                          <text:p text:style-name="P21">ID používateľa</text:p>
                        </text:list-item>
                      </text:list>
                    </text:list-item>
                    <text:list-item>
                      <text:p text:style-name="P21">požiadavka nemá nepovinné parametre</text:p>
                    </text:list-item>
                    <text:list-item>
                      <text:p text:style-name="P21"><text:soft-page-break/>odpovede</text:p>
                      <text:list>
                        <text:list-item>
                          <text:p text:style-name="P21">OK</text:p>
                        </text:list-item>
                        <text:list-item>
                          <text:p text:style-name="P21">Missing entry – ak sa v databáze nenachádza kanál s daným ID</text:p>
                        </text:list-item>
                        <text:list-item>
                          <text:p text:style-name="P21">Parameter error – ak sa v databáze nenachádza užívateľ s daným ID</text:p>
                        </text:list-item>
                        <text:list-item>
                          <text:p text:style-name="P21">Duplicity – ak už užívateľ má právo pridávať</text:p>
                        </text:list-item>
                        <text:list-item>
                          <text:p text:style-name="P21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0" text:outline-level="3">Odobranie používateľa s právom pridávať do kanálu</text:h>
                  <text:list>
                    <text:list-item>
                      <text:p text:style-name="P21">link …/feeds/:id/users/write/remove</text:p>
                    </text:list-item>
                    <text:list-item>
                      <text:p text:style-name="P21">POS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21">povinné parametre</text:p>
                      <text:list>
                        <text:list-item>
                          <text:p text:style-name="P21">ID používateľa </text:p>
                        </text:list-item>
                      </text:list>
                    </text:list-item>
                    <text:list-item>
                      <text:p text:style-name="P21">požiadavka nemá nepovinné parametre</text:p>
                    </text:list-item>
                    <text:list-item>
                      <text:p text:style-name="P21">odpovede</text:p>
                      <text:list>
                        <text:list-item>
                          <text:p text:style-name="P21">OK</text:p>
                        </text:list-item>
                        <text:list-item>
                          <text:p text:style-name="P21">Missing entry – ak sa v databáze nenachádza kanál s daným ID</text:p>
                        </text:list-item>
                        <text:list-item>
                          <text:p text:style-name="P21">Parameter error – ak sa v databáze nenachádza užívateľ s daným ID</text:p>
                        </text:list-item>
                        <text:list-item>
                          <text:p text:style-name="P21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0" text:outline-level="3">Zobrazenie používateľov s právom pridávať do kanálu</text:h>
                  <text:list>
                    <text:list-item>
                      <text:p text:style-name="P21">link …/feeds/:id/users/write/</text:p>
                    </text:list-item>
                    <text:list-item>
                      <text:p text:style-name="P21">GE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21">požiadavka nemá povinné ani nepovinné parametre</text:p>
                    </text:list-item>
                    <text:list-item>
                      <text:p text:style-name="P21">odpovede</text:p>
                      <text:list>
                        <text:list-item>
                          <text:p text:style-name="P21">pole používateľov s právom písať do kanálu</text:p>
                        </text:list-item>
                        <text:list-item>
                          <text:p text:style-name="P21">Missing entry</text:p>
                        </text:list-item>
                        <text:list-item>
                          <text:p text:style-name="P21">Denied – ak je kanál súkromný a po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0" text:outline-level="3"><text:soft-page-break/>Pridanie používateľa s právom čítať kanál</text:h>
                  <text:list>
                    <text:list-item>
                      <text:p text:style-name="P21">link …/feeds/:id/users/read/add</text:p>
                    </text:list-item>
                    <text:list-item>
                      <text:p text:style-name="P21">POS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21">povinné parametre</text:p>
                      <text:list>
                        <text:list-item>
                          <text:p text:style-name="P21">ID používateľa</text:p>
                        </text:list-item>
                      </text:list>
                    </text:list-item>
                    <text:list-item>
                      <text:p text:style-name="P21">požiadavka nemá nepovinné parametre</text:p>
                    </text:list-item>
                    <text:list-item>
                      <text:p text:style-name="P21">odpovede</text:p>
                      <text:list>
                        <text:list-item>
                          <text:p text:style-name="P21">OK</text:p>
                        </text:list-item>
                        <text:list-item>
                          <text:p text:style-name="P21">Missing entry – ak sa v databáze nenachádza kanál s daným ID</text:p>
                        </text:list-item>
                        <text:list-item>
                          <text:p text:style-name="P21">Parameter error – ak sa v databáze nenachádza užívateľ s daným ID</text:p>
                        </text:list-item>
                        <text:list-item>
                          <text:p text:style-name="P21">Duplicity – ak už užívateľ má právo čítať kanál</text:p>
                        </text:list-item>
                        <text:list-item>
                          <text:p text:style-name="P21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0" text:outline-level="3">Odobranie používateľa s právom čítať kanál</text:h>
                  <text:list>
                    <text:list-item>
                      <text:p text:style-name="P21">link …/feeds/:id/users/read/remove</text:p>
                    </text:list-item>
                    <text:list-item>
                      <text:p text:style-name="P21">POS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21">povinné parametre</text:p>
                      <text:list>
                        <text:list-item>
                          <text:p text:style-name="P21">ID používateľa</text:p>
                        </text:list-item>
                      </text:list>
                    </text:list-item>
                    <text:list-item>
                      <text:p text:style-name="P21">požiadavka nemá nepovinné parametre</text:p>
                    </text:list-item>
                    <text:list-item>
                      <text:p text:style-name="P21">odpovede</text:p>
                      <text:list>
                        <text:list-item>
                          <text:p text:style-name="P21">OK</text:p>
                        </text:list-item>
                        <text:list-item>
                          <text:p text:style-name="P21">Missing entry – ak sa v databáze nenachádza kanál s daným ID, alebo užívateľ s daným ID existuje, ale nemá právo čítať kanál</text:p>
                        </text:list-item>
                        <text:list-item>
                          <text:p text:style-name="P21">Parameter error – ak sa v databáze nenachádza užívateľ s daným ID</text:p>
                        </text:list-item>
                        <text:list-item>
                          <text:p text:style-name="P21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0" text:outline-level="3">Zobrazenie používateľov s právom čítať kanál</text:h>
                  <text:list>
                    <text:list-item>
                      <text:p text:style-name="P21">link …/feeds/:id/users/read/</text:p>
                    </text:list-item>
                    <text:list-item>
                      <text:p text:style-name="P21">GET</text:p>
                    </text:list-item>
                    <text:list-item>
                      <text:p text:style-name="P21"><text:soft-page-break/>podmienky vykonania akcie</text:p>
                      <text:list>
                        <text:list-item>
                          <text:p text:style-name="P21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21">požiadavka nemá povinné ani nepovinné parametre</text:p>
                    </text:list-item>
                    <text:list-item>
                      <text:p text:style-name="P21">odpovede</text:p>
                      <text:list>
                        <text:list-item>
                          <text:p text:style-name="P21">pole používateľov s právom písať do kanálu</text:p>
                        </text:list-item>
                        <text:list-item>
                          <text:p text:style-name="P21">Missing entry</text:p>
                        </text:list-item>
                        <text:list-item>
                          <text:p text:style-name="P21">Denied – ak je kanál súkromný a po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0" text:outline-level="3">Pridanie zariadenia s právom pridávať do kanálu</text:h>
                  <text:list>
                    <text:list-item>
                      <text:p text:style-name="P21">link …/feeds/:id/devices/write/add</text:p>
                    </text:list-item>
                    <text:list-item>
                      <text:p text:style-name="P21">POS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21">povinné parametre</text:p>
                      <text:list>
                        <text:list-item>
                          <text:p text:style-name="P21">ID zariadenia</text:p>
                        </text:list-item>
                      </text:list>
                    </text:list-item>
                    <text:list-item>
                      <text:p text:style-name="P21">požiadavka nemá nepovinné parametre</text:p>
                    </text:list-item>
                    <text:list-item>
                      <text:p text:style-name="P21">odpovede</text:p>
                      <text:list>
                        <text:list-item>
                          <text:p text:style-name="P21">OK</text:p>
                        </text:list-item>
                        <text:list-item>
                          <text:p text:style-name="P21">Missing entry – ak sa v databáze nenachádza kanál s daným ID</text:p>
                        </text:list-item>
                        <text:list-item>
                          <text:p text:style-name="P21">Parameter error – ak sa v databáze nenachádza zariadenie s daným ID</text:p>
                        </text:list-item>
                        <text:list-item>
                          <text:p text:style-name="P21">Duplicity – ak už zariadenie má právo pridávať</text:p>
                        </text:list-item>
                        <text:list-item>
                          <text:p text:style-name="P21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0" text:outline-level="3">Odobranie zariadenia s právom pridávať do kanálu</text:h>
                  <text:list>
                    <text:list-item>
                      <text:p text:style-name="P21">link …/feeds/:id/devices/write/remove</text:p>
                    </text:list-item>
                    <text:list-item>
                      <text:p text:style-name="P21">POS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21">povinné parametre</text:p>
                      <text:list>
                        <text:list-item>
                          <text:p text:style-name="P21">ID zariadenia</text:p>
                        </text:list-item>
                      </text:list>
                    </text:list-item>
                    <text:list-item>
                      <text:p text:style-name="P21">požiadavka nemá nepovinné parametre</text:p>
                    </text:list-item>
                    <text:list-item>
                      <text:p text:style-name="P21">odpovede</text:p>
                      <text:list>
                        <text:list-item>
                          <text:p text:style-name="P21"><text:soft-page-break/>OK</text:p>
                        </text:list-item>
                        <text:list-item>
                          <text:p text:style-name="P21">Missing entry – ak sa v databáze nenachádza kanál s daným ID</text:p>
                        </text:list-item>
                        <text:list-item>
                          <text:p text:style-name="P21">Parameter error – ak sa v databáze nenachádza zariadenie s daným ID</text:p>
                        </text:list-item>
                        <text:list-item>
                          <text:p text:style-name="P21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0" text:outline-level="3">Zobrazenie zariadení s právom pridávať do kanálu</text:h>
                  <text:list>
                    <text:list-item>
                      <text:p text:style-name="P21">link …/feeds/:id/devices/write/</text:p>
                    </text:list-item>
                    <text:list-item>
                      <text:p text:style-name="P21">GE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21">požiadavka nemá povinné ani nepovinné parametre</text:p>
                    </text:list-item>
                    <text:list-item>
                      <text:p text:style-name="P21">odpovede</text:p>
                      <text:list>
                        <text:list-item>
                          <text:p text:style-name="P21">pole zariadení s právom písať do kanálu</text:p>
                        </text:list-item>
                        <text:list-item>
                          <text:p text:style-name="P21">Missing entry</text:p>
                        </text:list-item>
                        <text:list-item>
                          <text:p text:style-name="P21">Denied – ak je kanál súkromný a 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0" text:outline-level="3">Pridanie zariadenia s právom čítať kanál</text:h>
                  <text:list>
                    <text:list-item>
                      <text:p text:style-name="P21">link …/feeds/:id/devices/read/add</text:p>
                    </text:list-item>
                    <text:list-item>
                      <text:p text:style-name="P21">POS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21">povinné parametre</text:p>
                      <text:list>
                        <text:list-item>
                          <text:p text:style-name="P21">ID zariadenia</text:p>
                        </text:list-item>
                      </text:list>
                    </text:list-item>
                    <text:list-item>
                      <text:p text:style-name="P21">požiadavka nemá nepovinné parametre</text:p>
                    </text:list-item>
                    <text:list-item>
                      <text:p text:style-name="P21">odpovede</text:p>
                      <text:list>
                        <text:list-item>
                          <text:p text:style-name="P21">OK</text:p>
                        </text:list-item>
                        <text:list-item>
                          <text:p text:style-name="P21">Missing entry – ak sa v databáze nenachádza kanál s daným ID</text:p>
                        </text:list-item>
                        <text:list-item>
                          <text:p text:style-name="P21">Parameter error – ak sa v databáze nenachádza zariadenie s daným ID</text:p>
                        </text:list-item>
                        <text:list-item>
                          <text:p text:style-name="P21">Duplicity – ak už zariadenie má právo čítať kanál</text:p>
                        </text:list-item>
                        <text:list-item>
                          <text:p text:style-name="P21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0" text:outline-level="3"><text:soft-page-break/>Odobranie zariadenia s právom čítať kanál</text:h>
                  <text:list>
                    <text:list-item>
                      <text:p text:style-name="P21">link …/feeds/:id/devices/read/remove</text:p>
                    </text:list-item>
                    <text:list-item>
                      <text:p text:style-name="P21">POS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21">povinné parametre</text:p>
                      <text:list>
                        <text:list-item>
                          <text:p text:style-name="P21">ID zariadenia</text:p>
                        </text:list-item>
                      </text:list>
                    </text:list-item>
                    <text:list-item>
                      <text:p text:style-name="P21">požiadavka nemá nepovinné parametre</text:p>
                    </text:list-item>
                    <text:list-item>
                      <text:p text:style-name="P21">odpovede</text:p>
                      <text:list>
                        <text:list-item>
                          <text:p text:style-name="P21">OK</text:p>
                        </text:list-item>
                        <text:list-item>
                          <text:p text:style-name="P21">Missing entry – ak sa v databáze nenachádza kanál s daným ID</text:p>
                        </text:list-item>
                        <text:list-item>
                          <text:p text:style-name="P21">Parameter error – ak sa v databáze nenachádza zariadenie s daným ID</text:p>
                        </text:list-item>
                        <text:list-item>
                          <text:p text:style-name="P21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0" text:outline-level="3">Zobrazenie zariadení s právom čítať kanál</text:h>
                  <text:list>
                    <text:list-item>
                      <text:p text:style-name="P21">link …/feeds/:id/devices/read/</text:p>
                    </text:list-item>
                    <text:list-item>
                      <text:p text:style-name="P21">GE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21">požiadavka nemá povinné ani nepovinné parametre</text:p>
                    </text:list-item>
                    <text:list-item>
                      <text:p text:style-name="P21">odpovede</text:p>
                      <text:list>
                        <text:list-item>
                          <text:p text:style-name="P21">pole zariadení s právom čítať kanál</text:p>
                        </text:list-item>
                        <text:list-item>
                          <text:p text:style-name="P21">Missing entry</text:p>
                        </text:list-item>
                        <text:list-item>
                          <text:p text:style-name="P21">Denied – ak je kanál súkromný a po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3" text:outline-level="3">Zobrazenie kľúča pre pridávanie do kanálu</text:h>
                  <text:list>
                    <text:list-item>
                      <text:p text:style-name="P27">link …/feeds/:id/keys/write</text:p>
                    </text:list-item>
                    <text:list-item>
                      <text:p text:style-name="P27">GE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. Ak je kanál súkromný, musí mať užívateľ i právo pridávať do kanálu</text:p>
                        </text:list-item>
                      </text:list>
                    </text:list-item>
                    <text:list-item>
                      <text:p text:style-name="P27">požiadavka neobsahuje povinné ani nepovinné parametre</text:p>
                    </text:list-item>
                    <text:list-item>
                      <text:p text:style-name="P27">odpovede</text:p>
                      <text:list>
                        <text:list-item>
                          <text:p text:style-name="P27"><text:soft-page-break/>kľúč</text:p>
                        </text:list-item>
                        <text:list-item>
                          <text:p text:style-name="P27">Missing entry</text:p>
                        </text:list-item>
                        <text:list-item>
                          <text:p text:style-name="P27">Denied – ak požiadavku posiela užívateľ, ktorý nemá právo pridávať do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3" text:outline-level="3">Zobrazenie kľúča pre čítanie kanálu</text:h>
                  <text:list>
                    <text:list-item>
                      <text:p text:style-name="P27">link …/feeds/:id/keys/read</text:p>
                    </text:list-item>
                    <text:list-item>
                      <text:p text:style-name="P27">GE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27">požiadavka neobsahuje povinné ani nepovinné parametre</text:p>
                    </text:list-item>
                    <text:list-item>
                      <text:p text:style-name="P27">odpovede</text:p>
                      <text:list>
                        <text:list-item>
                          <text:p text:style-name="P27">kľúč</text:p>
                        </text:list-item>
                        <text:list-item>
                          <text:p text:style-name="P27">Missing entry</text:p>
                        </text:list-item>
                        <text:list-item>
                          <text:p text:style-name="P27">Denied – ak požiadavku posiela užívateľ, ktorý nemá právo čítať kanál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3" text:outline-level="3">Zobrazenie kanálov, ktorých je užívateľ administrátorom</text:h>
                  <text:list>
                    <text:list-item>
                      <text:p text:style-name="P27">link …/users/:id/feeds/admin</text:p>
                    </text:list-item>
                    <text:list-item>
                      <text:p text:style-name="P27">GE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.</text:p>
                        </text:list-item>
                      </text:list>
                    </text:list-item>
                    <text:list-item>
                      <text:p text:style-name="P27">požiadavka neobsahuje povinné ani nepovinné parametre</text:p>
                    </text:list-item>
                    <text:list-item>
                      <text:p text:style-name="P27">odpovede</text:p>
                      <text:list>
                        <text:list-item>
                          <text:p text:style-name="P27">pole verejných kanálov, ktorých je užívateľ administrátorom</text:p>
                        </text:list-item>
                        <text:list-item>
                          <text:p text:style-name="P27">Missing entry</text:p>
                        </text:list-item>
                        <text:list-item>
                          <text:p text:style-name="P27"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3" text:outline-level="3">Zobrazenie kanálov, ktoré môže užívateľ/zariadenie čítať</text:h>
                  <text:list>
                    <text:list-item>
                      <text:p text:style-name="P27">link pre informácie o užívateľovi …/users/:id/feeds/read</text:p>
                    </text:list-item>
                    <text:list-item>
                      <text:p text:style-name="P27">link pre informácie o zariadení …/devices/:id/feeds/read</text:p>
                    </text:list-item>
                    <text:list-item>
                      <text:p text:style-name="P27">GE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.</text:p>
                        </text:list-item>
                      </text:list>
                    </text:list-item>
                    <text:list-item>
                      <text:p text:style-name="P27"><text:soft-page-break/>požiadavka neobsahuje povinné ani nepovinné parametre</text:p>
                    </text:list-item>
                    <text:list-item>
                      <text:p text:style-name="P27">odpovede</text:p>
                      <text:list>
                        <text:list-item>
                          <text:p text:style-name="P27">pole verejných kanálov, ktoré užívateľ/zariadenie môže čítať</text:p>
                        </text:list-item>
                        <text:list-item>
                          <text:p text:style-name="P27">Missing entry</text:p>
                        </text:list-item>
                        <text:list-item>
                          <text:p text:style-name="P27"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3" text:outline-level="3">Zobrazenie kanálov, do ktorých môže užívateľ/zariadenie pridávať</text:h>
                  <text:list>
                    <text:list-item>
                      <text:p text:style-name="P27">link pre informácie o užívateľovi …/users/:id/feeds/write</text:p>
                    </text:list-item>
                    <text:list-item>
                      <text:p text:style-name="P27">link pre informácie o zariadení …/devices/:id/feeds/write</text:p>
                    </text:list-item>
                    <text:list-item>
                      <text:p text:style-name="P27">GE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.</text:p>
                        </text:list-item>
                      </text:list>
                    </text:list-item>
                    <text:list-item>
                      <text:p text:style-name="P27">požiadavka neobsahuje povinné ani nepovinné parametre</text:p>
                    </text:list-item>
                    <text:list-item>
                      <text:p text:style-name="P27">odpovede</text:p>
                      <text:list>
                        <text:list-item>
                          <text:p text:style-name="P27">pole verejných kanálov, do ktorých môže užívateľ/zariadenie pridávať</text:p>
                        </text:list-item>
                        <text:list-item>
                          <text:p text:style-name="P27">Missing entry</text:p>
                        </text:list-item>
                        <text:list-item>
                          <text:p text:style-name="P27">Denie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4" text:outline-level="2">Manažment dát</text:h>
      <text:list xml:id="list5671870216097997741" text:style-name="L5">
        <text:list-item>
          <text:p text:style-name="P25">Každý záznam ktorý sa posiela na server musí obsahovať</text:p>
          <text:list>
            <text:list-item>
              <text:p text:style-name="P25">typ („new“, „append“, „standalone“)</text:p>
            </text:list-item>
            <text:list-item>
              <text:p text:style-name="P25">ak je záznam typu „new“, môže obsahovať i meno stopy, inak sa jej priradí vygenerované označenie</text:p>
            </text:list-item>
            <text:list-item>
              <text:p text:style-name="P25">pečiatku, kedy bol vytvorený</text:p>
            </text:list-item>
            <text:list-item>
              <text:p text:style-name="P25">samotné dáta</text:p>
            </text:list-item>
          </text:list>
        </text:list-item>
        <text:list-item>
          <text:p text:style-name="P25">Každý záznam ktorý sa odosiela zo server obsahuje</text:p>
          <text:list>
            <text:list-item>
              <text:p text:style-name="P25">typ („new“, „append“, „standalone“)</text:p>
            </text:list-item>
            <text:list-item>
              <text:p text:style-name="P25">ak je záznam typu „new“, obsahuje i meno stopy</text:p>
            </text:list-item>
            <text:list-item>
              <text:p text:style-name="P25">pečiatku, kedy bol vytvorený</text:p>
            </text:list-item>
            <text:list-item>
              <text:p text:style-name="P25">ID zariadenia, ktorým bol vytvorený</text:p>
            </text:list-item>
            <text:list-item>
              <text:p text:style-name="P25">samotné dáta</text:p>
            </text:list-item>
          </text:list>
        </text:list-item>
      </text:list>
      <text:list xml:id="list674451145543207894" text:style-name="L6">
        <text:list-item>
          <text:list>
            <text:list-item>
              <text:list>
                <text:list-item>
                  <text:h text:style-name="P12" text:outline-level="3">Pridanie dát do jedného kanálu</text:h>
                  <text:list>
                    <text:list-item>
                      <text:p text:style-name="P26">link …/feeds/:id/add respektíve …/feeds/:id/add/:device_identificator/:write_key</text:p>
                    </text:list-item>
                    <text:list-item>
                      <text:p text:style-name="P26"><text:soft-page-break/>POST</text:p>
                    </text:list-item>
                    <text:list-item>
                      <text:p text:style-name="P22">podmienky vykonania akcie</text:p>
                      <text:list>
                        <text:list-item>
                          <text:p text:style-name="P22">požiadavku môže zadať len prihlásený užívateľ na zariadení, alebo zariadenie, ktoré má právo pridávať do kanálu</text:p>
                        </text:list-item>
                      </text:list>
                    </text:list-item>
                    <text:list-item>
                      <text:p text:style-name="P26">povinné parametre</text:p>
                      <text:list>
                        <text:list-item>
                          <text:p text:style-name="P26">ID zariadenia</text:p>
                        </text:list-item>
                        <text:list-item>
                          <text:p text:style-name="P26">pole záznamov</text:p>
                        </text:list-item>
                      </text:list>
                    </text:list-item>
                    <text:list-item>
                      <text:p text:style-name="P26">požiadavka neobsahuje nepovinné parametre</text:p>
                    </text:list-item>
                    <text:list-item>
                      <text:p text:style-name="P26">odpovede</text:p>
                      <text:list>
                        <text:list-item>
                          <text:p text:style-name="P26">OK</text:p>
                        </text:list-item>
                        <text:list-item>
                          <text:p text:style-name="P26">Denied</text:p>
                        </text:list-item>
                        <text:list-item>
                          <text:p text:style-name="P26">Missing entry – ak neexistuje kanál s daným ID</text:p>
                        </text:list-item>
                        <text:list-item>
                          <text:p text:style-name="P26">Parameter error – ak sa zariadenie s daným ID nenachádza v databáz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2" text:outline-level="3">Pridanie dát do viacerých kanálov</text:h>
                  <text:list>
                    <text:list-item>
                      <text:p text:style-name="P26">link …/feeds/add respektíve …/feeds/add/:device_identificator/:feed_name_1&amp;feed_name_2&amp;...feed_name_n/:write_key_1&amp;write_key_2&amp;...&amp;write_key_n</text:p>
                    </text:list-item>
                    <text:list-item>
                      <text:p text:style-name="P26">POST</text:p>
                    </text:list-item>
                    <text:list-item>
                      <text:p text:style-name="P22">podmienky vykonania akcie</text:p>
                      <text:list>
                        <text:list-item>
                          <text:p text:style-name="P22">požiadavku môže zadať len prihlásený užívateľ na zariadení, alebo zariadenie, ktoré má právo pridávať do všetkých kanálov</text:p>
                        </text:list-item>
                      </text:list>
                    </text:list-item>
                    <text:list-item>
                      <text:p text:style-name="P26">povinné parametre</text:p>
                      <text:list>
                        <text:list-item>
                          <text:p text:style-name="P26">ID zariadenia</text:p>
                        </text:list-item>
                        <text:list-item>
                          <text:p text:style-name="P26">pole kanálov</text:p>
                        </text:list-item>
                        <text:list-item>
                          <text:p text:style-name="P26">pole záznamov</text:p>
                        </text:list-item>
                      </text:list>
                    </text:list-item>
                    <text:list-item>
                      <text:p text:style-name="P26">požiadavka neobsahuje nepovinné parametre</text:p>
                    </text:list-item>
                    <text:list-item>
                      <text:p text:style-name="P26">odpovede</text:p>
                      <text:list>
                        <text:list-item>
                          <text:p text:style-name="P26">OK</text:p>
                        </text:list-item>
                        <text:list-item>
                          <text:p text:style-name="P26">Denied – ak v aspoň jednom kanáli užívateľ nemá právo písať, do tých, kde právo má, sa dáta uložia</text:p>
                        </text:list-item>
                        <text:list-item>
                          <text:p text:style-name="P26">Parameter error – ak sa zariadenie s daným ID nenachádza v databáz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2" text:outline-level="3">Vyžiadanie dát z kanálu</text:h>
                  <text:list>
                    <text:list-item>
                      <text:p text:style-name="P26">link …/feeds/:id/request/ respektíve …/feeds/:id/request/:read_key</text:p>
                    </text:list-item>
                    <text:list-item>
                      <text:p text:style-name="P26">GET</text:p>
                    </text:list-item>
                    <text:list-item>
                      <text:p text:style-name="P22"><text:soft-page-break/>podmienky vykonania akcie</text:p>
                      <text:list>
                        <text:list-item>
                          <text:p text:style-name="P22">požiadavku môže zadať len prihlásený užívateľ na zariadení, alebo zariadenie, ktoré má právo čítať kanál</text:p>
                        </text:list-item>
                      </text:list>
                    </text:list-item>
                    <text:list-item>
                      <text:p text:style-name="P26">požiadavka neobsahuje povinné parametre</text:p>
                    </text:list-item>
                    <text:list-item>
                      <text:p text:style-name="P26">nepovinné parametre</text:p>
                      <text:list>
                        <text:list-item>
                          <text:p text:style-name="P26">ID od ktorého užívateľ požaduje záznamy – ak nie je uvedené inak, vyberajú sa záznamy od najstrašieho</text:p>
                        </text:list-item>
                        <text:list-item>
                          <text:p text:style-name="P26">ID do ktorého užívateľ požaduje záznamy – ak nie je uvedené inak, vyberajú sa záznamy po najnovší</text:p>
                        </text:list-item>
                        <text:list-item>
                          <text:p text:style-name="P26">čas od ktorého užívateľ požaduje záznamy – ak nie je uvedené inak, vyberajú sa záznamy od najstrašieho</text:p>
                        </text:list-item>
                        <text:list-item>
                          <text:p text:style-name="P26">čas do ktorého užívateľ požaduje záznamy – ak nie je uvedené inak, vyberajú sa záznamy po najnovší</text:p>
                        </text:list-item>
                      </text:list>
                    </text:list-item>
                    <text:list-item>
                      <text:p text:style-name="P26">odpovede</text:p>
                      <text:list>
                        <text:list-item>
                          <text:p text:style-name="P26">pole záznamov</text:p>
                        </text:list-item>
                        <text:list-item>
                          <text:p text:style-name="P26">Missing entry</text:p>
                        </text:list-item>
                        <text:list-item>
                          <text:p text:style-name="P26"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2" text:outline-level="3">Vyžiadanie zoznamu stôp</text:h>
                  <text:list>
                    <text:list-item>
                      <text:p text:style-name="P26">link …/feeds/:id/tracks/</text:p>
                    </text:list-item>
                    <text:list-item>
                      <text:p text:style-name="P26">GET</text:p>
                    </text:list-item>
                    <text:list-item>
                      <text:p text:style-name="P22">podmienky vykonania akcie</text:p>
                      <text:list>
                        <text:list-item>
                          <text:p text:style-name="P22">požiadavku môže zadať len prihlásený užívateľ</text:p>
                        </text:list-item>
                      </text:list>
                    </text:list-item>
                    <text:list-item>
                      <text:p text:style-name="P26">požiadavka neobsahuje nepovinné ani nepovinné parametre</text:p>
                    </text:list-item>
                    <text:list-item>
                      <text:p text:style-name="P26">odpovede</text:p>
                      <text:list>
                        <text:list-item>
                          <text:p text:style-name="P26">pole stôp</text:p>
                        </text:list-item>
                        <text:list-item>
                          <text:p text:style-name="P26">Denied – ak užívateľ nemá právo čítať kanál</text:p>
                        </text:list-item>
                        <text:list-item>
                          <text:p text:style-name="P26">Missing entry – ak neexistuje kanál s daným I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2" text:outline-level="3">Vyžiadanie celej stopy</text:h>
                  <text:list>
                    <text:list-item>
                      <text:p text:style-name="P26">link …/feeds/:id/tracks/:id</text:p>
                    </text:list-item>
                    <text:list-item>
                      <text:p text:style-name="P26">GET</text:p>
                    </text:list-item>
                    <text:list-item>
                      <text:p text:style-name="P22">podmienky vykonania akcie</text:p>
                      <text:list>
                        <text:list-item>
                          <text:p text:style-name="P22">požiadavku môže zadať len prihlásený užívateľ</text:p>
                        </text:list-item>
                      </text:list>
                    </text:list-item>
                    <text:list-item>
                      <text:p text:style-name="P26">požiadavka neobsahuje nepovinné ani nepovinné parametre</text:p>
                    </text:list-item>
                    <text:list-item>
                      <text:p text:style-name="P26">odpovede</text:p>
                      <text:list>
                        <text:list-item>
                          <text:p text:style-name="P26"><text:soft-page-break/>pole záznamov</text:p>
                        </text:list-item>
                        <text:list-item>
                          <text:p text:style-name="P26">Denied – ak užívateľ nemá právo čítať kanál</text:p>
                        </text:list-item>
                        <text:list-item>
                          <text:p text:style-name="P26">Missing entry – ak neexistuje kanál, alebo stopa s daným I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Manažment správ</text:h>
      <text:list xml:id="list1637356103793649989" text:style-name="L7">
        <text:list-item>
          <text:list>
            <text:list-item>
              <text:list>
                <text:list-item>
                  <text:h text:style-name="P14" text:outline-level="3">Vytvorenie správy</text:h>
                  <text:list>
                    <text:list-item>
                      <text:p text:style-name="P28">link …/messages/new</text:p>
                    </text:list-item>
                    <text:list-item>
                      <text:p text:style-name="P28">POST</text:p>
                    </text:list-item>
                    <text:list-item>
                      <text:p text:style-name="P23">podmienky vykonania akcie</text:p>
                      <text:list>
                        <text:list-item>
                          <text:p text:style-name="P23">požiadavku môže zadať len prihlásený užívateľ, ktorý posiela správu zariadeniu ktorého je vlastníkom</text:p>
                        </text:list-item>
                      </text:list>
                    </text:list-item>
                    <text:list-item>
                      <text:p text:style-name="P28">povinné parametre</text:p>
                      <text:list>
                        <text:list-item>
                          <text:p text:style-name="P28">ak je správa posielaná zariadeniu, požiadavka musí obsahovať ID cieľového zariadenia a nesiem obsahovať ID odosielateľa</text:p>
                        </text:list-item>
                        <text:list-item>
                          <text:p text:style-name="P28">ak je správa posielaná zo zariadenia užívateľovi, teda jedná sa o odpoveď, musí obsahovať ID adresáta a ID zariadenia</text:p>
                        </text:list-item>
                      </text:list>
                    </text:list-item>
                    <text:list-item>
                      <text:p text:style-name="P28">požiadavka nemá nepovinné parametre</text:p>
                    </text:list-item>
                    <text:list-item>
                      <text:p text:style-name="P28">odpovede</text:p>
                      <text:list>
                        <text:list-item>
                          <text:p text:style-name="P28">OK</text:p>
                        </text:list-item>
                        <text:list-item>
                          <text:p text:style-name="P28">Denied – ak sa užívateľ snaží odoslať správu zariadeniu, ktorého nie je vlastníkom</text:p>
                        </text:list-item>
                        <text:list-item>
                          <text:p text:style-name="P28">Parameter error – ak neexistuje zariadenie alebo užívateľ s daným I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4" text:outline-level="3">Kontrola správ</text:h>
                  <text:list>
                    <text:list-item>
                      <text:p text:style-name="P28">link …/messages/request</text:p>
                    </text:list-item>
                    <text:list-item>
                      <text:p text:style-name="P28">GET</text:p>
                    </text:list-item>
                    <text:list-item>
                      <text:p text:style-name="P23">podmienky vykonania akcie</text:p>
                      <text:list>
                        <text:list-item>
                          <text:p text:style-name="P23">požiadavku môže zadať len prihlásený užívateľ, alebo prihlásené zariadenie</text:p>
                        </text:list-item>
                      </text:list>
                    </text:list-item>
                    <text:list-item>
                      <text:p text:style-name="P28">povinné parametre</text:p>
                      <text:list>
                        <text:list-item>
                          <text:p text:style-name="P28">ID zariadenia, ktoré správy požaduje, ak je žiadateľom zariadenie</text:p>
                        </text:list-item>
                        <text:list-item>
                          <text:p text:style-name="P28">ID užívateľa, ktorý správy požaduje, ak je žiadateľom užívateľ (kontroluje odpovede)</text:p>
                        </text:list-item>
                        <text:list-item>
                          <text:p text:style-name="P28">poznámka – správy sa po odoslaní do zariadenia vymazú zo serveru</text:p>
                        </text:list-item>
                      </text:list>
                    </text:list-item>
                    <text:list-item>
                      <text:p text:style-name="P28">požiadavka nemá nepovinné parametre</text:p>
                    </text:list-item>
                    <text:list-item>
                      <text:p text:style-name="P28">odpovede</text:p>
                      <text:list>
                        <text:list-item>
                          <text:p text:style-name="P28"><text:soft-page-break/>pole správ</text:p>
                        </text:list-item>
                        <text:list-item>
                          <text:p text:style-name="P28">Denied – ak sa žiadajú cudzie správy</text:p>
                        </text:list-item>
                        <text:list-item>
                          <text:p text:style-name="P28">Parameter error – ak neexistuje používateľ alebo zariadenie s daným I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l Raška</meta:initial-creator>
    <meta:creation-date>2013-11-27T15:15:35.32</meta:creation-date>
    <dc:date>2014-01-09T11:29:10.277469906</dc:date>
    <dc:creator>Michal Raška</dc:creator>
    <meta:editing-duration>PT4H20M18S</meta:editing-duration>
    <meta:editing-cycles>51</meta:editing-cycles>
    <meta:generator>LibreOffice/4.1.3.2$Linux_X86_64 LibreOffice_project/410m0$Build-2</meta:generator>
    <meta:document-statistic meta:table-count="0" meta:image-count="0" meta:object-count="0" meta:page-count="20" meta:paragraph-count="556" meta:word-count="3234" meta:character-count="19921" meta:non-whitespace-character-count="17671"/>
  </office:meta>
</office:document-meta>
</file>